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roman"/>
    </style:style>
    <style:style style:name="ce4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roman"/>
    </style:style>
    <style:style style:name="ce5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roman"/>
    </style:style>
    <style:style style:name="ce6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roman"/>
    </style:style>
    <style:style style:name="ce7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" table:style-name="ta1">
        <table:table-column table:style-name="co1" table:number-columns-repeated="16384" table:default-cell-style-name="ce1"/>
        <table:table-row table:style-name="ro1">
          <table:table-cell office:value-type="float" office:value="1" table:formula="msoxl:=1" table:style-name="ce7">
            <text:p>1</text:p>
          </table:table-cell>
          <table:table-cell office:value-type="float" office:value="1" table:formula="msoxl:=1" table:style-name="ce7">
            <text:p>1</text:p>
          </table:table-cell>
          <table:table-cell office:value-type="float" office:value="0" table:formula="msoxl:=0" table:style-name="ce7">
            <text:p>0</text:p>
          </table:table-cell>
          <table:table-cell office:value-type="float" office:value="1" table:formula="msoxl:=1" table:style-name="ce7">
            <text:p>1</text:p>
          </table:table-cell>
          <table:table-cell office:value-type="float" office:value="1" table:formula="msoxl:=1" table:style-name="ce7">
            <text:p>1</text:p>
          </table:table-cell>
          <table:table-cell table:number-columns-repeated="16379"/>
        </table:table-row>
        <table:table-row table:style-name="ro2">
          <table:table-cell office:value-type="string" office:string-value="sheet" table:formula="msoxl:=&quot;sheet&quot;" table:style-name="ce2">
            <text:p>sheet</text:p>
          </table:table-cell>
          <table:table-cell office:value-type="string" office:string-value="ice" table:formula="msoxl:=&quot;ice&quot;" table:style-name="ce2">
            <text:p>ice</text:p>
          </table:table-cell>
          <table:table-cell office:value-type="string" office:string-value="Mary" table:formula="msoxl:=&quot;Mary&quot;" table:style-name="ce2">
            <text:p>Mary</text:p>
          </table:table-cell>
          <table:table-cell office:value-type="string" office:string-value="Google Drive" table:formula="msoxl:=&quot;Google Drive&quot;" table:style-name="ce2">
            <text:p>Google Drive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cellulose" table:formula="msoxl:=&quot;cellulose&quot;" table:style-name="ce2">
            <text:p>cellulose</text:p>
          </table:table-cell>
          <table:table-cell office:value-type="string" office:string-value="Christmas" table:formula="msoxl:=&quot;Christmas&quot;" table:style-name="ce2">
            <text:p>Christmas</text:p>
          </table:table-cell>
          <table:table-cell office:value-type="string" office:string-value="had" table:formula="msoxl:=&quot;had&quot;" table:style-name="ce2">
            <text:p>had</text:p>
          </table:table-cell>
          <table:table-cell office:value-type="string" office:string-value="storm" table:formula="msoxl:=&quot;storm&quot;" table:style-name="ce2">
            <text:p>storm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academia" table:formula="msoxl:=&quot;academia&quot;" table:style-name="ce2">
            <text:p>academia</text:p>
          </table:table-cell>
          <table:table-cell office:value-type="string" office:string-value="flake" table:formula="msoxl:=&quot;flake&quot;" table:style-name="ce2">
            <text:p>flake</text:p>
          </table:table-cell>
          <table:table-cell office:value-type="string" office:string-value="a" table:formula="msoxl:=&quot;a&quot;" table:style-name="ce2">
            <text:p>a</text:p>
          </table:table-cell>
          <table:table-cell office:value-type="string" office:string-value="sky" table:formula="msoxl:=&quot;sky&quot;" table:style-name="ce2">
            <text:p>sky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printer" table:formula="msoxl:=&quot;printer&quot;" table:style-name="ce2">
            <text:p>printer</text:p>
          </table:table-cell>
          <table:table-cell office:value-type="string" office:string-value="mountain top" table:formula="msoxl:=&quot;mountain top&quot;" table:style-name="ce2">
            <text:p>mountain top</text:p>
          </table:table-cell>
          <table:table-cell office:value-type="string" office:string-value="little" table:formula="msoxl:=&quot;little&quot;" table:style-name="ce2">
            <text:p>little</text:p>
          </table:table-cell>
          <table:table-cell office:value-type="string" office:string-value="water" table:formula="msoxl:=&quot;water&quot;" table:style-name="ce2">
            <text:p>water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paper" table:formula="msoxl:=&quot;paper&quot;" table:style-name="ce5">
            <text:p>paper</text:p>
          </table:table-cell>
          <table:table-cell office:value-type="string" office:string-value="snow" table:formula="msoxl:=&quot;snow&quot;" table:style-name="ce5">
            <text:p>snow</text:p>
          </table:table-cell>
          <table:table-cell office:value-type="string" office:string-value="lamb" table:formula="msoxl:=&quot;lamb&quot;" table:style-name="ce5">
            <text:p>lamb</text:p>
          </table:table-cell>
          <table:table-cell office:value-type="string" office:string-value="cloud" table:formula="msoxl:=&quot;cloud&quot;" table:style-name="ce5">
            <text:p>cloud</text:p>
          </table:table-cell>
          <table:table-cell office:value-type="string" office:string-value="white" table:formula="msoxl:=&quot;white&quot;" table:style-name="ce6">
            <text:p>white</text:p>
          </table:table-cell>
          <table:table-cell table:number-columns-repeated="16379"/>
        </table:table-row>
        <table:table-row table:style-name="ro2">
          <table:table-cell office:value-type="string" office:string-value="papers" table:formula="msoxl:=&quot;papers&quot;" table:style-name="ce3">
            <text:p>papers</text:p>
          </table:table-cell>
          <table:table-cell office:value-type="string" office:string-value="snowy" table:formula="msoxl:=&quot;snowy&quot;" table:style-name="ce3">
            <text:p>snowy</text:p>
          </table:table-cell>
          <table:table-cell office:value-type="string" office:string-value="sheep" table:formula="msoxl:=&quot;sheep&quot;" table:style-name="ce3">
            <text:p>sheep</text:p>
          </table:table-cell>
          <table:table-cell office:value-type="string" office:string-value="clouds" table:formula="msoxl:=&quot;clouds&quot;" table:style-name="ce3">
            <text:p>clouds</text:p>
          </table:table-cell>
          <table:table-cell office:value-type="string" office:string-value="white colour" table:formula="msoxl:=&quot;white colour&quot;" table:style-name="ce4">
            <text:p>white colour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office:string-value="snowing" table:formula="msoxl:=&quot;snowing&quot;" table:style-name="ce3">
            <text:p>snowing</text:p>
          </table:table-cell>
          <table:table-cell office:value-type="string" office:string-value="Aries" table:formula="msoxl:=&quot;Aries&quot;" table:style-name="ce3">
            <text:p>Aries</text:p>
          </table:table-cell>
          <table:table-cell office:value-type="string" office:string-value="cloudy" table:formula="msoxl:=&quot;cloudy&quot;" table:style-name="ce3">
            <text:p>cloudy</text:p>
          </table:table-cell>
          <table:table-cell office:value-type="string" office:string-value="white color" table:formula="msoxl:=&quot;white color&quot;" table:style-name="ce4">
            <text:p>white color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string" office:string-value="whiteness" table:formula="msoxl:=&quot;whiteness&quot;" table:style-name="ce4">
            <text:p>whiteness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Table</dc:title>
    <dc:subject>Game Table</dc:subject>
    <meta:initial-creator>Davor Penzar</meta:initial-creator>
    <dc:creator>Davor Penzar</dc:creator>
    <meta:creation-date>2020-05-05T12:54:52Z</meta:creation-date>
    <dc:date>2020-05-05T13:04:03Z</dc:date>
  </office:meta>
</office:document-meta>
</file>